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ear Mr Morais/</text:p>
      <text:p text:style-name="P2"><text:tab/>As on other side I have/ issued notices. <text:s/>I saw Dr Drachman/ this a.m. he will send you today/ report,--of course it should be/ made couleur de rose as much as/ is consistent with truth./</text:p>
      <text:p text:style-name="P2">Am waking up boys--to send delegates,/ Kindest regards to all/ yrs H Pereira Mendes/</text:p>
      <text:p text:style-name="P2"/>
      <text:p text:style-name="P2">[Page 2]</text:p>
      <text:p text:style-name="P2">Rev Dr S Morais/</text:p>
      <text:p text:style-name="P2">My dear Sir/</text:p>
      <text:p text:style-name="P2"><text:tab/>Will you please attend/ a meeting of the Advisory Board/ of the Seminary next Thursday evening 8 p.m./ at Dr Kohut's 39 Beekman Place./</text:p>
      <text:p text:style-name="P2"><text:tab/>The importance of the meeting/ is evident in view of the approaching convention,/ which takes place Sunday next It is hoped/ therefore that you will attend in order/ that any final <text:span text:style-name="T2">recommendation</text:span> action/ necessary may be taken./ <text:s/>Yrs/ H Pereira Mendes/ [?]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14:06.10</meta:creation-date>
    <meta:document-statistic meta:table-count="0" meta:image-count="0" meta:object-count="0" meta:page-count="2" meta:paragraph-count="69" meta:word-count="292" meta:character-count="1966"/>
    <dc:date>2012-01-23T14:24:01.37</dc:date>
    <dc:creator>Penn Libraries</dc:creator>
    <meta:editing-duration>PT00H09M55S</meta:editing-duration>
    <meta:editing-cycles>1</meta:editing-cycles>
    <meta:generator>OpenOffice.org/3.2$Win32 OpenOffice.org_project/320m12$Build-9483</meta:generator>
  </office:meta>
</office:document-meta>
</file>